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ice 0 <text:s text:c="22"/>Voice 1 <text:s text:c="22"/>Voice 2</text:p>
      <text:p text:style-name="P2">Pin1 <text:s text:c="2"/>Pin2 <text:s text:c="2"/>Pin3 <text:s text:c="2"/>Pin4 <text:s text:c="4"/>Pin1 <text:s text:c="2"/>Pin2 <text:s text:c="2"/>Pin3 <text:s text:c="2"/>Pin4 <text:s text:c="4"/>Pin1 <text:s text:c="2"/>Pin2 <text:s text:c="2"/>Pin3 <text:s text:c="2"/>Pin4</text:p>
      <text:p text:style-name="P1"/>
      <text:p text:style-name="P1">-0.261 -0.210 -0.598 -0.442 <text:s text:c="2"/>+0.639 -0.966 -0.052 -0.886 <text:s text:c="2"/>-0.384 +0.176 +0.951 +0.504 <text:s text:c="2"/><text:span text:style-name="T1">Frame0</text:span></text:p>
      <text:p text:style-name="P1">+0.008 +0.186 +0.290 +0.595 <text:s text:c="2"/>-0.315 +0.637 -0.615 -0.154 <text:s text:c="2"/>+0.232 +0.184 +0.155 +0.719 <text:s text:c="2"/><text:span text:style-name="T1">Frame1</text:span> <text:s text:c="2"/></text:p>
      <text:p text:style-name="P1">+0.410 -0.537 -0.602 +0.277 <text:s text:c="2"/>-0.592 +0.819 -0.150 +0.275 <text:s text:c="2"/>-0.916 +0.980 -0.409 -0.404 <text:s text:c="2"/><text:span text:style-name="T1">Frame2</text:span> <text:s text:c="2"/></text:p>
      <text:p text:style-name="P1">-0.899 -0.919 -0.626 -0.013 <text:s text:c="2"/>+0.468 +0.846 +0.806 -0.590 <text:s text:c="2"/>+0.899 -0.900 -0.522 -0.208 <text:s text:c="2"/><text:span text:style-name="T1">Frame3</text:span> <text:s text:c="2"/></text:p>
      <text:p text:style-name="P1">-0.261 +0.409 +0.145 -0.776 <text:s text:c="2"/>+0.985 +0.546 +0.932 -0.466 <text:s text:c="2"/>-0.337 -0.707 +0.502 -0.875 <text:s text:c="2"/><text:span text:style-name="T1">Frame4</text:span> <text:s text:c="2"/></text:p>
      <text:p text:style-name="P1">+0.550 +0.964 -0.864 +0.395 <text:s text:c="2"/>+0.975 -0.195 -0.137 +0.839 <text:s text:c="2"/>+0.618 -0.399 +0.986 +0.093 <text:s text:c="2"/><text:span text:style-name="T1">etc.</text:span></text:p>
      <text:p text:style-name="P1">+0.112 +0.687 -0.039 +0.497 <text:s text:c="2"/>+0.172 +0.321 +0.138 -0.714 <text:s text:c="2"/>+0.924 +0.808 -0.750 -0.532 <text:s text:c="2"/></text:p>
      <text:p text:style-name="P1">-0.967 -0.003 -0.701 +0.391 <text:s text:c="2"/>-0.138 +0.507 +0.404 +0.191 <text:s text:c="2"/>-0.587 +0.435 -0.635 -0.082 <text:s text:c="2"/></text:p>
      <text:p text:style-name="P1">+0.278 -0.486 -0.370 +0.312 <text:s text:c="2"/>-0.469 +0.190 -0.162 +0.950 <text:s text:c="2"/>+0.621 -0.212 +0.431 +0.396 <text:s text:c="2"/></text:p>
      <text:p text:style-name="P1">-0.499 -0.843 +0.348 +0.436 <text:s text:c="2"/>-0.258 -0.019 -0.042 -0.815 <text:s text:c="2"/>-0.628 +0.603 -0.542 -0.889 <text:s text:c="2"/></text:p>
      <text:p text:style-name="P1">-0.155 +0.345 -0.387 -0.982 <text:s text:c="2"/>+0.466 -0.061 -0.872 -0.289 <text:s text:c="2"/>-0.057 -0.338 -0.338 -0.366 <text:s text:c="2"/></text:p>
      <text:p text:style-name="P1">+0.181 +0.966 +0.159 +0.183 <text:s text:c="2"/>-0.306 -0.738 -0.424 -0.064 <text:s text:c="2"/>-0.807 -0.420 +0.830 -0.739 <text:s text:c="2"/></text:p>
      <text:p text:style-name="P1">+0.674 -0.806 -0.618 -0.349 <text:s text:c="2"/>+0.595 -0.158 -0.705 +0.146 <text:s text:c="2"/>-0.426 -0.597 +0.863 -0.246 <text:s text:c="2"/></text:p>
      <text:p text:style-name="P1">-0.530 +0.152 -0.522 -0.527 <text:s text:c="2"/>+0.769 +0.447 -0.253 +0.690 <text:s text:c="2"/>-0.569 +0.409 +0.271 +0.799 <text:s text:c="2"/></text:p>
      <text:p text:style-name="P1">+0.962 -0.436 -0.939 -0.730 <text:s text:c="2"/>-0.840 +0.171 +0.539 +0.406 <text:s text:c="2"/>-0.754 +0.947 -0.098 -0.464 <text:s text:c="2"/></text:p>
      <text:p text:style-name="P1">+0.722 +0.643 -0.643 -0.950 <text:s text:c="2"/>-0.117 -0.854 -0.106 -0.556 <text:s text:c="2"/>+0.271 +0.879 -0.893 -0.206 <text:s text:c="2"/></text:p>
      <text:p text:style-name="P1">-0.346 -0.989 -0.968 +0.629 <text:s text:c="2"/>+0.187 -0.916 +0.726 +0.102 <text:s text:c="2"/>-0.387 +0.854 -0.562 -0.487 <text:s text:c="2"/></text:p>
      <text:p text:style-name="P1">+0.365 +0.314 +0.153 -0.918 <text:s text:c="2"/>+0.552 -0.734 -0.930 +0.072 <text:s text:c="2"/>+0.263 +0.226 -0.011 +0.583 <text:s text:c="2"/></text:p>
      <text:p text:style-name="P1">+0.063 -0.094 -0.977 -0.109 <text:s text:c="2"/>-0.517 -0.856 -0.134 +0.287 <text:s text:c="2"/>+0.693 -0.835 -0.129 -0.192 <text:s text:c="2"/></text:p>
      <text:p text:style-name="P1">-0.568 -0.386 +0.534 +0.448 <text:s text:c="2"/>+0.181 +0.368 +0.928 -0.939 <text:s text:c="2"/>+0.397 +0.751 -0.157 +0.463 <text:s text:c="2"/></text:p>
      <text:p text:style-name="P1">-0.791 -0.567 -0.543 +0.163 <text:s text:c="2"/>-0.694 -0.662 -0.567 +0.166 <text:s text:c="2"/>-0.921 -0.845 +0.836 +0.716 <text:s text:c="2"/></text:p>
      <text:p text:style-name="P1">-0.859 -0.700 +0.570 -0.009 <text:s text:c="2"/>-0.164 +0.635 -0.677 +0.817 <text:s text:c="2"/>-0.306 +0.146 +0.624 +0.190 <text:s text:c="2"/></text:p>
      <text:p text:style-name="P1">-0.362 -0.625 +0.715 +0.840 <text:s text:c="2"/>-0.075 +0.122 -0.366 +0.445 <text:s text:c="2"/>+0.558 -0.557 +0.807 +0.893 <text:s text:c="2"/></text:p>
      <text:p text:style-name="P1">-0.740 -0.313 -0.795 +0.207 <text:s text:c="2"/>-0.911 +0.204 -0.270 -0.614 <text:s text:c="2"/>-0.192 +0.685 +0.939 +0.506 <text:s text:c="2"/></text:p>
      <text:p text:style-name="P1">+0.414 +0.051 -0.486 +0.081 <text:s text:c="2"/>-0.665 +0.895 -0.598 +0.752 <text:s text:c="2"/>-0.981 -0.025 +0.159 -0.336 <text:s text:c="2"/></text:p>
      <text:p text:style-name="P1">+0.166 -0.450 -0.245 +0.700 <text:s text:c="2"/>+0.394 -0.956 +0.626 +0.975 <text:s text:c="2"/>-0.399 +0.465 +0.211 -0.895 <text:s text:c="2"/></text:p>
      <text:p text:style-name="P1">-0.241 +0.784 +0.024 +0.490 <text:s text:c="2"/>-0.687 +0.517 -0.553 +0.374 <text:s text:c="2"/>+0.487 -0.337 -0.276 +0.907 <text:s text:c="2"/></text:p>
      <text:p text:style-name="P1">-0.474 +0.880 -0.844 +0.971 <text:s text:c="2"/>+0.038 +0.213 -0.284 +0.433 <text:s text:c="2"/>-0.116 -0.818 +0.400 -0.167 <text:s text:c="2"/></text:p>
      <text:p text:style-name="P1">+0.502 +0.859 -0.347 -0.812 <text:s text:c="2"/>+0.804 -0.853 -0.890 +0.855 <text:s text:c="2"/>+0.156 -0.693 -0.571 -0.631 <text:s text:c="2"/></text:p>
      <text:p text:style-name="P1">+0.861 +0.628 +0.202 +0.076 <text:s text:c="2"/>+0.709 -0.104 -0.995 +0.539 <text:s text:c="2"/>+0.129 -0.904 -0.963 -0.765 <text:s text:c="2"/></text:p>
      <text:p text:style-name="P1">-0.645 +0.020 -0.113 -0.758 <text:s text:c="2"/>+0.593 -0.100 -0.623 -0.157 <text:s text:c="2"/>+0.289 +0.741 +0.301 +0.271 <text:s text:c="2"/></text:p>
      <text:p text:style-name="P1">-0.332 +0.010 +0.508 +0.356 <text:s text:c="2"/>-0.264 -0.321 -0.174 -0.854 <text:s text:c="2"/>+0.595 +0.548 -0.895 +0.396 <text:s text:c="2"/></text:p>
      <text:p text:style-name="P1">+0.966 -0.622 +0.187 +0.811 <text:s text:c="2"/>-0.680 +0.778 +0.118 -0.839 <text:s text:c="2"/>-0.865 -0.764 -0.997 +0.742 <text:s text:c="2"/></text:p>
      <text:p text:style-name="P1">-0.223 +0.539 +0.086 +0.061 <text:s text:c="2"/>-0.291 +0.751 +0.764 +0.566 <text:s text:c="2"/>-0.406 -0.779 +0.673 +0.954 <text:s text:c="2"/></text:p>
      <text:p text:style-name="P1">+0.096 +0.229 -0.105 -0.312 <text:s text:c="2"/>+0.349 -0.923 -0.295 +0.441 <text:s text:c="2"/>-0.414 -0.920 -0.744 -0.864 <text:s text:c="2"/></text:p>
      <text:p text:style-name="P1">-0.068 -0.703 +0.855 -0.751 <text:s text:c="2"/>+0.083 -0.314 -0.611 -0.330 <text:s text:c="2"/>+0.147 +0.947 -0.109 +0.938 <text:s text:c="2"/></text:p>
      <text:p text:style-name="P1">+0.989 +0.910 +0.506 -0.914 <text:s text:c="2"/>+0.934 -0.782 +0.725 +0.036 <text:s text:c="2"/>+0.330 -0.914 +0.171 +0.768 <text:s text:c="2"/></text:p>
      <text:p text:style-name="P1">+0.750 +0.714 +0.678 -0.845 <text:s text:c="2"/>+0.217 -0.163 -0.303 +0.704 <text:s text:c="2"/>-0.275 -0.150 -0.530 -0.843 <text:s text:c="2"/></text:p>
      <text:p text:style-name="P1">+0.423 +0.454 +0.678 -0.147 <text:s text:c="2"/>-0.416 +0.731 +0.557 -0.674 <text:s text:c="2"/>-0.144 -0.273 -0.253 +0.140 <text:s text:c="2"/></text:p>
      <text:p text:style-name="P1">+0.915 -0.121 -0.620 -0.859 <text:s text:c="2"/>-0.432 +0.744 +0.588 -0.709 <text:s text:c="2"/>+0.727 +0.627 +0.879 +0.031 <text:s text:c="2"/></text:p>
      <text:p text:style-name="P1">+0.950 -0.296 +0.000 -0.214 <text:s text:c="2"/>-0.273 -0.880 -0.530 +0.170 <text:s text:c="2"/>+0.008 -0.287 -0.269 -0.520 <text:s text:c="2"/></text:p>
      <text:p text:style-name="P1">-0.690 -0.211 -0.866 -0.162 <text:s text:c="2"/>+0.273 -0.994 -0.719 +0.272 <text:s text:c="2"/>+0.392 +0.429 +0.680 +0.514 <text:s text:c="2"/></text:p>
      <text:p text:style-name="P1">-0.255 -0.234 -0.918 +0.547 <text:s text:c="2"/>-0.191 +0.687 -0.533 +0.214 <text:s text:c="2"/>+0.899 -0.739 -0.191 -0.471 <text:s text:c="2"/></text:p>
      <text:p text:style-name="P1">+0.372 -0.348 +0.350 -0.082 <text:s text:c="2"/>+0.550 -0.654 +0.940 -0.555 <text:s text:c="2"/>+0.762 -0.296 -0.581 +0.816 <text:s text:c="2"/></text:p>
      <text:p text:style-name="P1">-0.673 -0.703 +0.001 -0.037 <text:s text:c="2"/>+0.898 +0.157 -0.240 +0.165 <text:s text:c="2"/>+0.109 -0.743 -0.193 -0.018 <text:s text:c="2"/></text:p>
      <text:p text:style-name="P1">-0.016 -0.146 -0.693 -0.431 <text:s text:c="2"/>+0.974 +0.761 +0.535 +0.552 <text:s text:c="2"/>+0.489 -0.830 -0.161 -0.455 <text:s text:c="2"/></text:p>
      <text:p text:style-name="P1">-0.652 +0.406 +0.674 +0.365 <text:s text:c="2"/>+0.954 -0.688 -0.611 -0.868 <text:s text:c="2"/>+0.260 -0.042 +0.383 +0.171 <text:s text:c="2"/></text:p>
      <text:p text:style-name="P1">+0.184 -0.659 +0.911 -0.007 <text:s text:c="2"/>-0.669 -0.606 +0.685 -0.287 <text:s text:c="2"/>+0.592 -0.559 -0.412 -0.655 <text:s text:c="2"/></text:p>
      <text:p text:style-name="P1">+0.744 +0.846 +0.491 -0.822 <text:s text:c="2"/>-0.862 +0.916 -0.596 -0.165 <text:s text:c="2"/>-0.561 -0.905 +0.710 +0.331 <text:s text:c="2"/></text:p>
      <text:p text:style-name="P1">-0.339 -0.682 -0.257 -0.463 <text:s text:c="2"/>+0.004 -0.458 +0.679 +0.453 <text:s text:c="2"/>+0.131 -0.761 +0.599 -0.298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52" meta:word-count="624" meta:character-count="4698"/>
    <dc:date>2010-10-06T18:03:38.87</dc:date>
    <meta:generator>OpenOffice.org/3.0$Win32 OpenOffice.org_project/300m15$Build-9379</meta:generator>
  </office:meta>
</office:document-meta>
</file>